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F" svg:font-family=""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1"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padding="0cm" fo:border="none"/>
    </style:style>
    <style:style style:name="P2" style:family="paragraph" style:parent-style-name="Footer">
      <style:paragraph-properties fo:margin-left="0cm" fo:margin-right="0.635cm" fo:text-indent="0cm" style:auto-text-indent="false"/>
    </style:style>
    <style:style style:name="P3" style:family="paragraph" style:parent-style-name="footnote_20_text" style:master-page-name="Converted1">
      <style:paragraph-properties fo:text-align="justify" style:justify-single-word="false" style:page-number="auto"/>
    </style:style>
    <style:style style:name="P4" style:family="paragraph" style:parent-style-name="Style1">
      <style:paragraph-properties fo:margin-left="0cm" fo:margin-right="0cm" fo:text-align="center" style:justify-single-word="false" fo:text-indent="1cm" style:auto-text-indent="false"/>
    </style:style>
    <style:style style:name="P5" style:family="paragraph" style:parent-style-name="Style1">
      <style:paragraph-properties fo:margin-left="0cm" fo:margin-right="0.635cm" fo:text-indent="1cm" style:auto-text-indent="false"/>
      <style:text-properties style:font-name="Times New Roman" fo:font-size="11pt" fo:font-weight="normal" style:font-size-asian="11pt" style:font-weight-asian="normal" style:font-size-complex="11pt"/>
    </style:style>
    <style:style style:name="P6" style:family="paragraph" style:parent-style-name="Standard">
      <style:paragraph-properties fo:text-align="justify" style:justify-single-word="false">
        <style:tab-stops>
          <style:tab-stop style:position="1.27cm"/>
        </style:tab-stops>
      </style:paragraph-properties>
    </style:style>
    <style:style style:name="P7" style:family="paragraph" style:parent-style-name="Standard">
      <style:paragraph-properties fo:text-align="justify" style:justify-single-word="false" fo:orphans="0" fo:widows="0">
        <style:tab-stops>
          <style:tab-stop style:position="1.27cm"/>
        </style:tab-stops>
      </style:paragraph-properties>
    </style:style>
    <style:style style:name="P8" style:family="paragraph" style:parent-style-name="Standard">
      <style:paragraph-properties fo:text-align="justify" style:justify-single-word="false" fo:orphans="0" fo:widows="0">
        <style:tab-stops>
          <style:tab-stop style:position="1.27cm"/>
          <style:tab-stop style:position="4.147cm"/>
        </style:tab-stops>
      </style:paragraph-properties>
    </style:style>
    <style:style style:name="P9" style:family="paragraph" style:parent-style-name="Standard">
      <style:paragraph-properties fo:text-align="justify" style:justify-single-word="false" fo:orphans="0" fo:widows="0">
        <style:tab-stops>
          <style:tab-stop style:position="1.27cm"/>
        </style:tab-stops>
      </style:paragraph-properties>
      <style:text-properties style:font-name="Times New Roman" fo:font-weight="bold" style:font-weight-asian="bold"/>
    </style:style>
    <style:style style:name="P10" style:family="paragraph" style:parent-style-name="Standard">
      <style:paragraph-properties fo:text-align="justify" style:justify-single-word="false" fo:orphans="0" fo:widows="0">
        <style:tab-stops>
          <style:tab-stop style:position="1.27cm"/>
        </style:tab-stops>
      </style:paragraph-properties>
      <style:text-properties style:font-name="Times New Roman"/>
    </style:style>
    <style:style style:name="P11" style:family="paragraph" style:parent-style-name="Standard">
      <style:paragraph-properties fo:text-align="justify" style:justify-single-word="false" fo:orphans="0" fo:widows="0">
        <style:tab-stops>
          <style:tab-stop style:position="1.27cm"/>
          <style:tab-stop style:position="4.147cm"/>
        </style:tab-stops>
      </style:paragraph-properties>
      <style:text-properties style:font-name="Times New Roman"/>
    </style:style>
    <style:style style:name="P12" style:family="paragraph" style:parent-style-name="Standard">
      <style:paragraph-properties fo:text-align="justify" style:justify-single-word="false" fo:orphans="0" fo:widows="0">
        <style:tab-stops>
          <style:tab-stop style:position="1.27cm"/>
        </style:tab-stops>
      </style:paragraph-properties>
      <style:text-properties style:font-name="F" fo:font-weight="bold" style:font-weight-asian="bold" style:font-name-complex="F1"/>
    </style:style>
    <style:style style:name="P13" style:family="paragraph" style:parent-style-name="Standard">
      <style:paragraph-properties fo:text-align="center" style:justify-single-word="false" fo:orphans="0" fo:widows="0">
        <style:tab-stops>
          <style:tab-stop style:position="1.27cm"/>
        </style:tab-stops>
      </style:paragraph-properties>
    </style:style>
    <style:style style:name="P14" style:family="paragraph" style:parent-style-name="Standard">
      <style:paragraph-properties fo:margin-left="0.847cm" fo:margin-right="0cm" fo:text-align="justify" style:justify-single-word="false" fo:orphans="0" fo:widows="0" fo:text-indent="0cm" style:auto-text-indent="false">
        <style:tab-stops>
          <style:tab-stop style:position="1.27cm"/>
          <style:tab-stop style:position="4.147cm"/>
        </style:tab-stops>
      </style:paragraph-properties>
    </style:style>
    <style:style style:name="P15" style:family="paragraph" style:parent-style-name="Standard" style:master-page-name="Standard">
      <style:paragraph-properties fo:text-align="justify" style:justify-single-word="false" style:page-number="auto">
        <style:tab-stops>
          <style:tab-stop style:position="1.27cm"/>
        </style:tab-stops>
      </style:paragraph-properties>
    </style:style>
    <style:style style:name="T1" style:family="text">
      <style:text-properties style:font-name="Times New Roman"/>
    </style:style>
    <style:style style:name="T2" style:family="text">
      <style:text-properties style:font-name="Times New Roman" fo:font-weight="bold" style:font-weight-asian="bold"/>
    </style:style>
    <style:style style:name="T3" style:family="text">
      <style:text-properties style:font-name="Times New Roman" fo:font-style="italic" style:font-style-asian="italic"/>
    </style:style>
    <style:style style:name="T4" style:family="text">
      <style:text-properties style:font-name="Times New Roman" fo:font-style="italic" style:font-style-asian="italic" style:font-style-complex="italic"/>
    </style:style>
    <style:style style:name="T5" style:family="text">
      <style:text-properties style:font-name="Times New Roman" fo:font-size="10pt" style:font-size-asian="10pt" style:font-size-complex="10pt"/>
    </style:style>
    <style:style style:name="T6" style:family="text">
      <style:text-properties style:font-name="Times New Roman" style:text-underline-style="solid" style:text-underline-width="auto" style:text-underline-color="font-color"/>
    </style:style>
    <style:style style:name="T7" style:family="text">
      <style:text-properties style:font-name="Times New Roman" fo:font-size="11pt" style:font-size-asian="11pt" style:font-size-complex="11pt"/>
    </style:style>
    <style:style style:name="T8" style:family="text">
      <style:text-properties style:font-name="Times New Roman" fo:font-size="11pt" fo:font-weight="normal" style:font-size-asian="11pt" style:font-weight-asian="normal" style:font-size-complex="11pt"/>
    </style:style>
    <style:style style:name="T9" style:family="text">
      <style:text-properties style:font-name="F" fo:font-style="italic" fo:font-weight="bold" style:font-style-asian="italic" style:font-weight-asian="bold" style:font-name-complex="F1" style:font-style-complex="italic"/>
    </style:style>
    <style:style style:name="fr1" style:family="graphic" style:parent-style-name="Frame">
      <style:graphic-properties fo:margin-left="-0.002cm" fo:margin-right="-0.002cm" fo:margin-top="0cm" fo:margin-bottom="0cm" style:wrap="dynamic" style:number-wrapped-paragraphs="no-limit" style:vertical-pos="from-top" style:vertical-rel="paragraph" style:horizontal-pos="right" style:horizontal-rel="page-content"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2">Dojo Zen de Paris –Philippe Reiryu </text:span></text:p>
      <text:p text:style-name="P6"><text:span text:style-name="T2">Samedi 23 avril 2016 – Zazen de 11 heures</text:span></text:p>
      <text:p text:style-name="P6"><text:span text:style-name="T2">Prise de notes : Michel Raffoul</text:span></text:p>
      <text:p text:style-name="P6"><text:span text:style-name="T3">Kusen adapté pour l’écrit</text:span></text:p>
      <text:p text:style-name="P9"/>
      <text:p text:style-name="P12"><text:bookmark-start text:name="_GoBack"/></text:p>
      <text:p text:style-name="P13"><text:span text:style-name="T9">L’éveil de Sankoku</text:span></text:p>
      <text:p text:style-name="P10"/>
      <text:p text:style-name="P7"><text:span text:style-name="T1">Quand il faut sonner la cloche, il faut sonner la cloche !</text:span></text:p>
      <text:p text:style-name="P7"><text:span text:style-name="T1">Il ne faut pas manquer le moment présent, c’est assez simple !</text:span></text:p>
      <text:p text:style-name="P10"/>
      <text:p text:style-name="P7"><text:span text:style-name="T1">Le prochain poème que je vais commenter de maître Daichi s’appelle « </text:span><text:span text:style-name="T3">La fleur parfumée du réséda</text:span><text:note text:id="ftn1" text:note-class="footnote"><text:note-citation>1</text:note-citation><text:note-body><text:p text:style-name="P3"><text:span text:style-name="footnote_20_reference"><text:span text:style-name="T5"/></text:span><text:span text:style-name="T5"> Poème n° 92.</text:span></text:p></text:note-body></text:note><text:span text:style-name="T3"> </text:span><text:span text:style-name="T1">».</text:span></text:p>
      <text:p text:style-name="P14"><text:span text:style-name="T3">Deux arbres projettent leur ombre face au précipice.</text:span></text:p>
      <text:p text:style-name="P14"><text:span text:style-name="T3">Un vent parfumé et éternel emplit les neuf cieux</text:span></text:p>
      <text:p text:style-name="P14"><text:span text:style-name="T3">Sankoku n’a pas besoin de gravir la montagne difficile</text:span></text:p>
      <text:p text:style-name="P14"><text:span text:style-name="T3">Les narines de la jeune fille sont pénétrées par la fleur</text:span></text:p>
      <text:p text:style-name="P11"/>
      <text:p text:style-name="P8"><text:span text:style-name="T1">Un commentaire est nécessaire.</text:span></text:p>
      <text:p text:style-name="P8"><text:span text:style-name="T1">Sankoku n’a pas besoin de gravir la montagne difficile. Maître Daichi, dans ce poème, fait allusion à un échange qui a eu lieu entre Sankoku et son maître. Un jour qu’il marchait sur un chemin de montagne – c’est encore une fois un de ces mondo ou plutôt un échange entre maître et disciple où rien ne se passe, sauf peut-être le satori à la fin. Mais de toute façon, un échange où il n’y a rien à noter. Et pourtant…</text:span></text:p>
      <text:p text:style-name="P8"><text:span text:style-name="T1">Il faut un peu d’historique.</text:span></text:p>
      <text:p text:style-name="P8"><text:span text:style-name="T1">Sankoku vivait dans la Chine ancienne. Il écrivait des chants très populaires, des chants d’amour. Il était une grande star à son époque. Nous avons nos rock stars. Ce n’est pas tellement différent, bien que nous ne soyons plus dans la dynastie Tang : rien de nouveau. Ce qui est nouveau, c’est qu’un jour, Sankoku rencontre un maître zen. Et il devient son disciple. C’est à ce moment-là que Sankoku a arrêté d’écrire des poèmes d’amour pour se consacrer au zen. Par la suite, c’est-à-dire après de longues années de pratique avec son maître, il est devenu un écrivain zen très connu et très profond.</text:span></text:p>
      <text:p text:style-name="P8"><text:span text:style-name="T6">Il faut beaucoup de temps, un long temps, pour que la Voie mûrisse en soi. </text:span></text:p>
      <text:p text:style-name="P8"><text:span text:style-name="T1">La graine est plantée. Pour qu’elle pousse, il ne faut pas que de la terre, mais aussi de la pluie et du beau temps. Des mois, des années sont nécessaires pour pouvoir naviguer la sur Voie. Ceci, tout le monde peut le comprendre par expérience. La vie de Sankoku, pourtant, a basculé durant cet échange qu’il a eu avec son maître concernant l’odeur de la fleur du réséda. Ça, ce fut l’éveil de Sankoku.</text:span></text:p>
      <text:p text:style-name="P8"><text:span text:style-name="T1">Éveillé ne signifie pas forcément être mûr, mais être mûr, dans le zen, c’est forcément être éveillé. Avant, il écrivait des poèmes d’amour ; après, il écrivait le zen. Je parle aussi de ma propre expérience, l’écriture, fiction pure ou fiction zen.</text:span></text:p>
      <text:p text:style-name="P8"><text:span text:style-name="T6">La fleur parfumée du réséda </text:span><text:span text:style-name="T1">: Le réséda est une fleur de couleur blanche à l’odeur forte, pénétrante et douce. Le réséda vient du mot latin </text:span><text:span text:style-name="T4">« resedare »</text:span><text:span text:style-name="T1"> qui veut dire calmer. Alors, la fleur de réséda est une plante odorante et calmante.</text:span></text:p>
      <text:p text:style-name="P8"><text:span text:style-name="T1">Le premier vers : </text:span><text:span text:style-name="T3">Deux arbres projettent leur ombre face au précipice</text:span><text:span text:style-name="T1">. </text:span></text:p>
      <text:p text:style-name="P8"><text:span text:style-name="T1">J’ai demandé à Yin ce qu’elle pensait de cela. Elle a dit que le nom de Bodhidharma en kanji veut dire deux hommes suspendus au sol au bord du précipice. Mais c’est trop compliqué de rentrer dans le détail des kanji, on n’a pas le temps. Alors c’est quoi « </text:span><text:span text:style-name="T3">Deux arbres projettent leur ombre face au précipice </text:span><text:span text:style-name="T1">» ? C’est soit très compliqué, soit très simple. Pour moi, c’est un </text:span><text:soft-page-break/><text:span text:style-name="T1">arbre, deux arbres ou trois arbres et un précipice. Comme il est dit dans ce poème, on est dans la nature, et ici dans ce poème, on est dans la montagne.</text:span></text:p>
      <text:p text:style-name="P8"><text:span text:style-name="T3">Un vent parfumé et éternel emplit les neuf cieux.</text:span></text:p>
      <text:p text:style-name="P8"><text:span text:style-name="T1">Neuf cieux, neuf années de zazen, serait une allusion à Bodhidharma assis pendant neuf ans devant un mur. Mais ça aussi c’est un peu compliqué.</text:span></text:p>
      <text:p text:style-name="P8"><text:span text:style-name="T1">Neuf cieux… L’odeur émise par cette plante se répand dans les neuf cieux. C’est-à-dire tout simplement dans toutes les directions, dans tout le cosmos.</text:span></text:p>
      <text:p text:style-name="P8"><text:span text:style-name="T1">Alors l’histoire ? Tous deux marchent dans la montagne. Sankoku ramasse une fleur de réséda très parfumée et la montre au maître. Le maître dit à ce moment : « Toi, Sankoku, tu n’as pas besoin de grimper la montagne difficile. » Cela n’a pas à voir avec Bodhidharma, même pas avec la montagne, mais cela a à voir avec l’odeur de la fleur. Il parle du parfum éternel. L’éternel offre son parfum.</text:span></text:p>
      <text:p text:style-name="P8"><text:span text:style-name="T1">Quelqu’un m’a dit récemment qu’il n’existe pas d’enseignement dans ces poèmes ! Ce n’est pas vrai : l’illimité offre son parfum.</text:span></text:p>
      <text:p text:style-name="P8"><text:span text:style-name="T1">Je continuerai ce commentaire la prochaine fois.</text:span></text:p>
      <text:p text:style-name="P8"><text:span text:style-name="T1">Pourquoi est-ce que Sankoku n’a pas besoin de gravir la montagne difficile ? Tout simplement parce que le parfum de la fleur de réséda a tout dit.</text:span></text:p>
      <text:p text:style-name="P11"/>
      <text:p text:style-name="P8"><text:span text:style-name="T1">La cérémonie de ce matin sera dédiée à Jacques Garret qui est mort il y a trois jours. C’est le beau-père de Thomas Fraser. Il est mort directement après que nous lui ayons dédié une cérémonie pour qu’il trouve le bon chemin, rapide et direct pour lui. Il l’a trouvé et il est mort tout de suite après. Maintenant, nous allons faire la cérémonie pour sa mort.</text:span><text:bookmark-end text:name="_GoB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F" svg:font-family=""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1"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true"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0pt" fo:language="fr" fo:country="FR" style:letter-kerning="tru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style:font-size-asian="12pt" style:language-asian="ja" style:country-asian="JP"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Style1" style:family="paragraph" style:parent-style-name="Standard" style:default-outline-level="" style:list-style-name="">
      <style:paragraph-properties fo:text-align="justify" style:justify-single-word="false"/>
      <style:text-properties fo:font-size="10pt" fo:font-weight="bold" style:font-size-asian="10pt" style:font-weight-asian="bold" style:font-size-complex="10pt"/>
    </style:style>
    <style:style style:name="footnote_20_text" style:display-name="footnote text" style:family="paragraph" style:parent-style-name="Standard" style:default-outline-level="" style:list-style-nam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annotation_20_text" style:display-name="annotation text" style:family="paragraph" style:parent-style-name="Standard" style:default-outline-level="" style:list-style-name="">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orphans="2" fo:widows="2" style:writing-mode="lr-tb"/>
      <style:text-properties style:use-window-font-color="true" fo:font-size="12pt" style:font-size-asian="12pt" style:language-asian="ja" style:country-asian="JP" style:font-size-complex="12pt"/>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Default_20_Paragraph_20_Font" style:display-name="Default Paragraph Font" style:family="text"/>
    <style:style style:name="Pied_20_de_20_page_20_Car" style:display-name="Pied de page Car" style:family="text">
      <style:text-properties fo:language="en" fo:country="US" style:font-name-asian="Times New Roman1" style:language-asian="ja" style:country-asian="JP"/>
    </style:style>
    <style:style style:name="page_20_number" style:display-name="page number" style:family="text" style:parent-style-name="Default_20_Paragraph_20_Font"/>
    <style:style style:name="En-tête_20_Car" style:display-name="En-tête Car" style:family="text">
      <style:text-properties fo:language="en" fo:country="US" style:font-name-asian="Times New Roman1" style:language-asian="ja" style:country-asian="JP"/>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Style1_20_Car" style:display-name="Style1 Car" style:family="text">
      <style:text-properties fo:font-weight="bold" style:font-weight-asian="bold"/>
    </style:style>
    <style:style style:name="Note_20_de_20_bas_20_de_20_page_20_Car" style:display-name="Note de bas de page Car" style:family="text" style:parent-style-name="Default_20_Paragraph_20_Font"/>
    <style:style style:name="footnote_20_reference" style:display-name="footnote reference" style:family="text">
      <style:text-properties style:text-position="super 58%"/>
    </style:style>
    <style:style style:name="Texte_20_de_20_bulles_20_Car" style:display-name="Texte de bulles Car" style:family="text">
      <style:text-properties style:font-name="Tahoma" fo:font-size="8pt" style:font-size-asian="8pt" style:font-name-complex="Tahoma1" style:font-size-complex="8pt"/>
    </style:style>
    <style:style style:name="annotation_20_reference" style:display-name="annotation reference" style:family="text">
      <style:text-properties fo:font-size="8pt" style:font-size-asian="8pt" style:font-size-complex="8pt"/>
    </style:style>
    <style:style style:name="Commentaire_20_Car" style:display-name="Commentaire Car" style:family="text">
      <style:text-properties fo:font-size="10pt" style:font-size-asian="10pt" style:font-size-complex="10pt"/>
    </style:style>
    <style:style style:name="Objet_20_du_20_commentaire_20_Car" style:display-name="Objet du commentaire Car" style:family="text">
      <style:text-properties fo:font-size="10pt" fo:font-weight="bold" style:font-size-asian="10pt" style:font-weight-asian="bold" style:font-size-complex="10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yle1">
      <style:paragraph-properties fo:margin-left="0cm" fo:margin-right="0.635cm" fo:text-indent="1cm" style:auto-text-indent="false"/>
      <style:text-properties style:font-name="Times New Roman" fo:font-size="11pt" fo:font-weight="normal" style:font-size-asian="11pt" style:font-weight-asian="normal" style:font-size-complex="11pt"/>
    </style:style>
    <style:style style:name="MP2" style:family="paragraph" style:parent-style-name="Footer">
      <style:paragraph-properties fo:padding="0cm" fo:border="none"/>
    </style:style>
    <style:style style:name="MP3" style:family="paragraph" style:parent-style-name="Style1">
      <style:paragraph-properties fo:margin-left="0cm" fo:margin-right="0cm" fo:text-align="center" style:justify-single-word="false" fo:text-indent="1cm" style:auto-text-indent="false"/>
    </style:style>
    <style:style style:name="MP4" style:family="paragraph" style:parent-style-name="Footer">
      <style:paragraph-properties fo:margin-left="0cm" fo:margin-right="0.635cm" fo:text-indent="0cm" style:auto-text-indent="false"/>
    </style:style>
    <style:style style:name="MT1" style:family="text">
      <style:text-properties style:font-name="Times New Roman" fo:font-size="11pt" style:font-size-asian="11pt" style:font-size-complex="11pt"/>
    </style:style>
    <style:style style:name="MT2" style:family="text">
      <style:text-properties style:font-name="Times New Roman" fo:font-size="11pt" fo:font-weight="normal" style:font-size-asian="11pt" style:font-weight-asian="normal" style:font-size-complex="11pt"/>
    </style:style>
    <style:style style:name="Mfr1" style:family="graphic" style:parent-style-name="Frame">
      <style:graphic-properties fo:margin-left="-0.002cm" fo:margin-right="-0.002cm" fo:margin-top="0cm" fo:margin-bottom="0cm" style:wrap="dynamic" style:number-wrapped-paragraphs="no-limit" style:vertical-pos="from-top" style:vertical-rel="paragraph" style:horizontal-pos="right" style:horizontal-rel="page-content" fo:padding="0cm" fo:border="non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5" style:layout-grid-base-height="0.423cm" style:layout-grid-ruby-height="0.15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adre1" text:anchor-type="paragraph" svg:y="0.002cm" fo:min-width="0.041cm" draw:z-index="0"><draw:text-box fo:min-height="0cm"><text:p text:style-name="MP2"><text:page-number text:select-page="current">1</text:page-number><text:span text:style-name="page_20_number"><text:span text:style-name="MT1"> sur 2</text:span></text:span></text:p></draw:text-box></draw:frame></text:p>
        <text:p text:style-name="MP3"><text:a xlink:type="simple" xlink:href="http://www.seinezen-paris.org" text:style-name="Internet_20_link" text:visited-style-name="Visited_20_Internet_20_Link"><text:span text:style-name="MT2">www.seinezen-paris.org</text:span></text:a></text:p>
        <text:p text:style-name="MP3"><text:a xlink:type="simple" xlink:href="mailto:contact@seinezen-paris.org" text:style-name="Internet_20_link" text:visited-style-name="Visited_20_Internet_20_Link"><text:span text:style-name="MT2">contact@seinezen-paris.org</text:span></text:a></text:p>
      </style:footer>
      <style:footer-left>
        <text:p text:style-name="MP4"><text:page-number text:select-page="current">2</text:page-number></text:p>
      </style:footer-left>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el Raffoul</meta:initial-creator>
    <dc:creator>mcourcy</dc:creator>
    <meta:editing-cycles>2</meta:editing-cycles>
    <meta:creation-date>2016-07-01T18:39:00</meta:creation-date>
    <dc:date>2016-07-01T18:39:00</dc:date>
    <meta:editing-duration>PT2S</meta:editing-duration>
    <meta:generator>OpenOffice/4.1.0$Win32 OpenOffice.org_project/410m18$Build-9764</meta:generator>
    <meta:document-statistic meta:table-count="0" meta:image-count="0" meta:object-count="0" meta:page-count="2" meta:paragraph-count="35" meta:word-count="855" meta:character-count="4709"/>
    <meta:user-defined meta:name="AppVersion">12.0000</meta:user-defined>
    <meta:user-defined meta:name="Company">MR MEDIAC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